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253cm"/>
    </style:style>
    <style:style style:name="co9" style:family="table-column">
      <style:table-column-properties fo:break-before="auto" style:column-width="3.79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88cm solid #000000" fo:border-right="none" fo:border-top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02cm solid #000000" fo:border-left="0.088cm solid #000000" fo:border-right="none" fo:border-top="none"/>
    </style:style>
    <style:style style:name="ce5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6" style:family="table-cell" style:parent-style-name="Default">
      <style:table-cell-properties fo:border-bottom="none" fo:border-left="0.088cm solid #000000" fo:border-right="none" fo:border-top="0.088cm solid #000000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</style:style>
    <style:style style:name="ce12" style:family="table-cell" style:parent-style-name="Default">
      <style:table-cell-properties fo:border-bottom="none" fo:border-left="none" fo:border-right="none" fo:border-top="0.088cm solid #000000"/>
    </style:style>
    <style:style style:name="ce13" style:family="table-cell" style:parent-style-name="Default">
      <style:table-cell-properties fo:border-bottom="0.088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0.088cm solid #000000"/>
    </style:style>
    <style:style style:name="ce19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88cm solid #000000" fo:border-right="0.088cm solid #000000" style:rotation-angle="90" fo:border-top="0.002cm solid #000000" style:vertical-align="middle"/>
      <style:paragraph-properties fo:text-align="center"/>
      <style:text-properties fo:font-size="32pt"/>
    </style:style>
    <style:style style:name="ce21" style:family="table-cell" style:parent-style-name="Default">
      <style:table-cell-properties fo:border-bottom="0.002cm solid #000000" fo:border-left="0.088cm solid #000000" fo:border-right="0.088cm solid #000000" fo:border-top="0.002cm solid #000000"/>
    </style:style>
    <style:style style:name="ce22" style:family="table-cell" style:parent-style-name="Default">
      <style:table-cell-properties fo:border-bottom="0.002cm solid #000000" fo:border-left="0.088cm solid #000000" fo:border-right="0.088cm solid #000000" fo:border-top="0.088cm solid #000000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88cm solid #000000" fo:border-left="0.088cm solid #000000" fo:border-right="0.088cm solid #000000" fo:border-top="0.002cm solid #000000"/>
    </style:style>
    <style:style style:name="ce25" style:family="table-cell" style:parent-style-name="Default">
      <style:table-cell-properties fo:border-bottom="0.002cm solid #000000" fo:border-left="0.088cm solid #000000" fo:border-right="0.088cm solid #000000" fo:border-top="0.002cm solid #000000" style:vertical-align="middle"/>
    </style:style>
    <style:style style:name="ce26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</style:style>
    <style:style style:name="ce27" style:family="table-cell" style:parent-style-name="Default">
      <style:table-cell-properties style:text-align-source="fix" style:repeat-content="false" fo:wrap-option="wrap" fo:border="0.088cm solid #000000"/>
      <style:paragraph-properties fo:text-align="center" fo:margin-left="0cm"/>
    </style:style>
    <style:style style:name="ce28" style:family="table-cell" style:parent-style-name="Default">
      <style:table-cell-properties fo:border-bottom="0.035cm solid #000000" fo:wrap-option="wrap" fo:border-left="0.088cm solid #000000" fo:border-right="0.088cm solid #000000" fo:border-top="0.035cm solid #000000"/>
    </style:style>
    <style:style style:name="ce29" style:family="table-cell" style:parent-style-name="Default">
      <style:table-cell-properties fo:border-bottom="0.002cm solid #000000" fo:wrap-option="wrap" fo:border-left="0.088cm solid #000000" fo:border-right="0.088cm solid #000000" fo:border-top="0.002cm solid #000000" style:vertical-align="middle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border-bottom="0.088cm solid #000000" fo:wrap-option="wrap" fo:border-left="0.088cm solid #000000" fo:border-right="0.088cm solid #000000" fo:border-top="0.035cm solid #000000"/>
    </style:style>
  </office:automatic-styles>
  <office:body>
    <office:spreadsheet>
      <table:tracked-changes>
        <table:cell-content-change table:id="ct1">
          <table:cell-address table:column="8" table:row="4" table:table="0"/>
          <office:change-info>
            <dc:creator>niif </dc:creator>
            <dc:date>2008-12-04T15:45:14</dc:date>
          </office:change-info>
          <table:previous>
            <table:change-track-table-cell/>
          </table:previous>
        </table:cell-content-change>
        <table:cell-content-change table:id="ct2">
          <table:cell-address table:column="8" table:row="6" table:table="0"/>
          <office:change-info>
            <dc:creator>niif </dc:creator>
            <dc:date>2008-12-04T15:46:03</dc:date>
          </office:change-info>
          <table:previous>
            <table:change-track-table-cell/>
          </table:previous>
        </table:cell-content-change>
        <table:cell-content-change table:id="ct3">
          <table:cell-address table:column="8" table:row="7" table:table="0"/>
          <office:change-info>
            <dc:creator>niif </dc:creator>
            <dc:date>2008-12-04T15:46:21</dc:date>
          </office:change-info>
          <table:previous>
            <table:change-track-table-cell/>
          </table:previous>
        </table:cell-content-change>
        <table:cell-content-change table:id="ct4">
          <table:cell-address table:column="8" table:row="8" table:table="0"/>
          <office:change-info>
            <dc:creator>niif </dc:creator>
            <dc:date>2008-12-04T15:46:28</dc:date>
          </office:change-info>
          <table:previous>
            <table:change-track-table-cell/>
          </table:previous>
        </table:cell-content-change>
        <table:cell-content-change table:id="ct5">
          <table:cell-address table:column="8" table:row="9" table:table="0"/>
          <office:change-info>
            <dc:creator>niif </dc:creator>
            <dc:date>2008-12-04T15:46:39</dc:date>
          </office:change-info>
          <table:previous>
            <table:change-track-table-cell/>
          </table:previous>
        </table:cell-content-change>
        <table:cell-content-change table:id="ct6">
          <table:cell-address table:column="8" table:row="24" table:table="0"/>
          <office:change-info>
            <dc:creator>niif </dc:creator>
            <dc:date>2008-12-04T15:46:59</dc:date>
          </office:change-info>
          <table:previous>
            <table:change-track-table-cell/>
          </table:previous>
        </table:cell-content-change>
        <table:cell-content-change table:id="ct7">
          <table:cell-address table:column="8" table:row="40" table:table="0"/>
          <office:change-info>
            <dc:creator>niif </dc:creator>
            <dc:date>2008-12-04T15:47:18</dc:date>
          </office:change-info>
          <table:previous>
            <table:change-track-table-cell/>
          </table:previous>
        </table:cell-content-change>
        <table:cell-content-change table:id="ct8">
          <table:cell-address table:column="8" table:row="25" table:table="0"/>
          <office:change-info>
            <dc:creator>niif </dc:creator>
            <dc:date>2008-12-04T15:48:00</dc:date>
          </office:change-info>
          <table:previous>
            <table:change-track-table-cell/>
          </table:previous>
        </table:cell-content-change>
        <table:cell-content-change table:id="ct9">
          <table:cell-address table:column="8" table:row="10" table:table="0"/>
          <office:change-info>
            <dc:creator>niif </dc:creator>
            <dc:date>2008-12-04T15:48:20</dc:date>
          </office:change-info>
          <table:previous>
            <table:change-track-table-cell/>
          </table:previous>
        </table:cell-content-change>
        <table:cell-content-change table:id="ct10">
          <table:cell-address table:column="8" table:row="11" table:table="0"/>
          <office:change-info>
            <dc:creator>niif </dc:creator>
            <dc:date>2008-12-04T15:48:27</dc:date>
          </office:change-info>
          <table:previous>
            <table:change-track-table-cell/>
          </table:previous>
        </table:cell-content-change>
        <table:cell-content-change table:id="ct11">
          <table:cell-address table:column="8" table:row="67" table:table="0"/>
          <office:change-info>
            <dc:creator>niif </dc:creator>
            <dc:date>2008-12-04T15:48:54</dc:date>
          </office:change-info>
          <table:previous>
            <table:change-track-table-cell/>
          </table:previous>
        </table:cell-content-change>
        <table:cell-content-change table:id="ct12">
          <table:cell-address table:column="8" table:row="67" table:table="0"/>
          <office:change-info>
            <dc:creator>niif </dc:creator>
            <dc:date>2008-12-04T15:49:15</dc:date>
          </office:change-info>
          <table:previous table:id="ct11">
            <table:change-track-table-cell office:value-type="string">
              <text:p>ReferenceTime</text:p>
            </table:change-track-table-cell>
          </table:previous>
        </table:cell-content-change>
        <table:cell-content-change table:id="ct13">
          <table:cell-address table:column="8" table:row="61" table:table="0"/>
          <office:change-info>
            <dc:creator>niif </dc:creator>
            <dc:date>2008-12-04T15:49:23</dc:date>
          </office:change-info>
          <table:previous>
            <table:change-track-table-cell/>
          </table:previous>
        </table:cell-content-change>
        <table:cell-content-change table:id="ct14">
          <table:cell-address table:column="8" table:row="12" table:table="0"/>
          <office:change-info>
            <dc:creator>niif </dc:creator>
            <dc:date>2008-12-04T15:49:39</dc:date>
          </office:change-info>
          <table:previous>
            <table:change-track-table-cell/>
          </table:previous>
        </table:cell-content-change>
        <table:cell-content-change table:id="ct15">
          <table:cell-address table:column="8" table:row="28" table:table="0"/>
          <office:change-info>
            <dc:creator>niif </dc:creator>
            <dc:date>2008-12-04T15:49:50</dc:date>
          </office:change-info>
          <table:previous>
            <table:change-track-table-cell/>
          </table:previous>
        </table:cell-content-change>
        <table:cell-content-change table:id="ct16">
          <table:cell-address table:column="8" table:row="29" table:table="0"/>
          <office:change-info>
            <dc:creator>niif </dc:creator>
            <dc:date>2008-12-04T15:50:27</dc:date>
          </office:change-info>
          <table:previous>
            <table:change-track-table-cell/>
          </table:previous>
        </table:cell-content-change>
        <table:cell-content-change table:id="ct17">
          <table:cell-address table:column="8" table:row="29" table:table="0"/>
          <office:change-info>
            <dc:creator>niif </dc:creator>
            <dc:date>2008-12-04T15:50:37</dc:date>
          </office:change-info>
          <table:previous table:id="ct16">
            <table:change-track-table-cell office:value-type="string">
              <text:p>RunTimeEnvironment</text:p>
            </table:change-track-table-cell>
          </table:previous>
        </table:cell-content-change>
        <table:cell-content-change table:id="ct18">
          <table:cell-address table:column="8" table:row="33" table:table="0"/>
          <office:change-info>
            <dc:creator>niif </dc:creator>
            <dc:date>2008-12-04T15:50:54</dc:date>
          </office:change-info>
          <table:previous>
            <table:change-track-table-cell/>
          </table:previous>
        </table:cell-content-change>
        <table:cell-content-change table:id="ct19">
          <table:cell-address table:column="8" table:row="41" table:table="0"/>
          <office:change-info>
            <dc:creator>niif </dc:creator>
            <dc:date>2008-12-04T15:51:04</dc:date>
          </office:change-info>
          <table:previous>
            <table:change-track-table-cell/>
          </table:previous>
        </table:cell-content-change>
        <table:cell-content-change table:id="ct20">
          <table:cell-address table:column="8" table:row="43" table:table="0"/>
          <office:change-info>
            <dc:creator>niif </dc:creator>
            <dc:date>2008-12-04T15:51:15</dc:date>
          </office:change-info>
          <table:previous>
            <table:change-track-table-cell/>
          </table:previous>
        </table:cell-content-change>
        <table:cell-content-change table:id="ct21">
          <table:cell-address table:column="8" table:row="45" table:table="0"/>
          <office:change-info>
            <dc:creator>niif </dc:creator>
            <dc:date>2008-12-04T15:51:25</dc:date>
          </office:change-info>
          <table:previous>
            <table:change-track-table-cell/>
          </table:previous>
        </table:cell-content-change>
        <table:cell-content-change table:id="ct22">
          <table:cell-address table:column="8" table:row="48" table:table="0"/>
          <office:change-info>
            <dc:creator>niif </dc:creator>
            <dc:date>2008-12-04T15:55:56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53" table:table="0"/>
          <office:change-info>
            <dc:creator>niif </dc:creator>
            <dc:date>2008-12-04T15:56:22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35" table:table="0"/>
          <office:change-info>
            <dc:creator>niif </dc:creator>
            <dc:date>2008-12-04T15:56:32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3" table:table="0"/>
          <office:change-info>
            <dc:creator>niif </dc:creator>
            <dc:date>2008-12-04T15:57:03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3" table:table="0"/>
          <office:change-info>
            <dc:creator>niif </dc:creator>
            <dc:date>2008-12-04T15:57:19</dc:date>
          </office:change-info>
          <table:previous table:id="ct25">
            <table:change-track-table-cell office:value-type="string">
              <text:p>environment</text:p>
            </table:change-track-table-cell>
          </table:previous>
        </table:cell-content-change>
        <table:cell-content-change table:id="ct27">
          <table:cell-address table:column="8" table:row="47" table:table="0"/>
          <office:change-info>
            <dc:creator>niif </dc:creator>
            <dc:date>2008-12-04T15:57:42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47" table:table="0"/>
          <office:change-info>
            <dc:creator>niif </dc:creator>
            <dc:date>2008-12-04T15:58:09</dc:date>
          </office:change-info>
          <table:previous table:id="ct27">
            <table:change-track-table-cell office:value-type="string">
              <text:p>acl</text:p>
            </table:change-track-table-cell>
          </table:previous>
        </table:cell-content-change>
        <table:cell-content-change table:id="ct29">
          <table:cell-address table:column="8" table:row="37" table:table="0"/>
          <office:change-info>
            <dc:creator>niif </dc:creator>
            <dc:date>2008-12-04T15:58:42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55" table:table="0"/>
          <office:change-info>
            <dc:creator>niif </dc:creator>
            <dc:date>2008-12-04T15:58:52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57" table:table="0"/>
          <office:change-info>
            <dc:creator>niif </dc:creator>
            <dc:date>2008-12-04T15:59:01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99" table:table="0"/>
          <office:change-info>
            <dc:creator>niif </dc:creator>
            <dc:date>2008-12-04T15:59:56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00" table:table="0"/>
          <office:change-info>
            <dc:creator>niif </dc:creator>
            <dc:date>2008-12-04T16:00:03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01" table:table="0"/>
          <office:change-info>
            <dc:creator>niif </dc:creator>
            <dc:date>2008-12-04T16:00:16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5" table:table="0"/>
          <office:change-info>
            <dc:creator>niif </dc:creator>
            <dc:date>2008-12-04T16:01:58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6" table:table="0"/>
          <office:change-info>
            <dc:creator>niif </dc:creator>
            <dc:date>2008-12-04T16:01:58</dc:date>
          </office:change-info>
          <table:previous table:id="ct2">
            <table:change-track-table-cell office:value-type="string">
              <text:p>Argument</text:p>
            </table:change-track-table-cell>
          </table:previous>
        </table:cell-content-change>
        <table:cell-content-change table:id="ct37">
          <table:cell-address table:column="8" table:row="5" table:table="0"/>
          <office:change-info>
            <dc:creator>niif </dc:creator>
            <dc:date>2008-12-04T16:02:26</dc:date>
          </office:change-info>
          <table:previous table:id="ct35">
            <table:change-track-table-cell office:value-type="string">
              <text:p>Environment</text:p>
            </table:change-track-table-cell>
          </table:previous>
        </table:cell-content-change>
        <table:cell-content-change table:id="ct38">
          <table:cell-address table:column="8" table:row="72" table:table="0"/>
          <office:change-info>
            <dc:creator>niif </dc:creator>
            <dc:date>2008-12-08T12:57:33</dc:date>
          </office:change-info>
          <table:previous>
            <table:change-track-table-cell/>
          </table:previous>
        </table:cell-content-change>
        <table:cell-content-change table:id="ct39">
          <table:cell-address table:column="8" table:row="72" table:table="0"/>
          <office:change-info>
            <dc:creator>niif </dc:creator>
            <dc:date>2008-12-08T12:57:48</dc:date>
          </office:change-info>
          <table:previous table:id="ct38">
            <table:change-track-table-cell office:value-type="string">
              <text:p>Argument</text:p>
            </table:change-track-table-cell>
          </table:previous>
        </table:cell-content-change>
        <table:cell-content-change table:id="ct40">
          <table:cell-address table:column="8" table:row="72" table:table="0"/>
          <office:change-info>
            <dc:creator>niif </dc:creator>
            <dc:date>2008-12-08T12:57:55</dc:date>
          </office:change-info>
          <table:previous table:id="ct39">
            <table:change-track-table-cell office:value-type="string">
              <text:p>PrologueArgument</text:p>
            </table:change-track-table-cell>
          </table:previous>
        </table:cell-content-change>
        <table:cell-content-change table:id="ct41">
          <table:cell-address table:column="8" table:row="75" table:table="0"/>
          <office:change-info>
            <dc:creator>niif </dc:creator>
            <dc:date>2008-12-08T12:58:15</dc:date>
          </office:change-info>
          <table:previous>
            <table:change-track-table-cell/>
          </table:previous>
        </table:cell-content-change>
        <table:cell-content-change table:id="ct42">
          <table:cell-address table:column="8" table:row="75" table:table="0"/>
          <office:change-info>
            <dc:creator>niif </dc:creator>
            <dc:date>2008-12-08T12:58:38</dc:date>
          </office:change-info>
          <table:previous table:id="ct41">
            <table:change-track-table-cell office:value-type="string">
              <text:p>Argument</text:p>
            </table:change-track-table-cell>
          </table:previous>
        </table:cell-content-change>
        <table:cell-content-change table:id="ct43">
          <table:cell-address table:column="8" table:row="75" table:table="0"/>
          <office:change-info>
            <dc:creator>niif </dc:creator>
            <dc:date>2008-12-08T12:58:44</dc:date>
          </office:change-info>
          <table:previous table:id="ct42">
            <table:change-track-table-cell office:value-type="string">
              <text:p>EpilogueArgument</text:p>
            </table:change-track-table-cell>
          </table:previous>
        </table:cell-content-change>
        <table:cell-content-change table:id="ct44">
          <table:cell-address table:column="8" table:row="18" table:table="0"/>
          <office:change-info>
            <dc:creator>niif </dc:creator>
            <dc:date>2008-12-10T09:05:02</dc:date>
          </office:change-info>
          <table:previous>
            <table:change-track-table-cell/>
          </table:previous>
        </table:cell-content-change>
        <table:cell-content-change table:id="ct45">
          <table:cell-address table:column="8" table:row="19" table:table="0"/>
          <office:change-info>
            <dc:creator>niif </dc:creator>
            <dc:date>2008-12-10T09:05:18</dc:date>
          </office:change-info>
          <table:previous>
            <table:change-track-table-cell/>
          </table:previous>
        </table:cell-content-change>
        <table:cell-content-change table:id="ct46">
          <table:cell-address table:column="8" table:row="21" table:table="0"/>
          <office:change-info>
            <dc:creator>niif </dc:creator>
            <dc:date>2008-12-10T09:05:25</dc:date>
          </office:change-info>
          <table:previous>
            <table:change-track-table-cell/>
          </table:previous>
        </table:cell-content-change>
        <table:cell-content-change table:id="ct47">
          <table:cell-address table:column="8" table:row="60" table:table="0"/>
          <office:change-info>
            <dc:creator>niif </dc:creator>
            <dc:date>2008-12-10T09:19:09</dc:date>
          </office:change-info>
          <table:previous>
            <table:change-track-table-cell/>
          </table:previous>
        </table:cell-content-change>
        <table:cell-content-change table:id="ct48">
          <table:cell-address table:column="8" table:row="52" table:table="0"/>
          <office:change-info>
            <dc:creator>niif </dc:creator>
            <dc:date>2008-12-10T10:20:52</dc:date>
          </office:change-info>
          <table:previous>
            <table:change-track-table-cell/>
          </table:previous>
        </table:cell-content-change>
        <table:cell-content-change table:id="ct49">
          <table:cell-address table:column="8" table:row="16" table:table="0"/>
          <office:change-info>
            <dc:creator>niif </dc:creator>
            <dc:date>2008-12-10T11:38:00</dc:date>
          </office:change-info>
          <table:previous>
            <table:change-track-table-cell/>
          </table:previous>
        </table:cell-content-change>
        <table:cell-content-change table:id="ct50">
          <table:cell-address table:column="8" table:row="16" table:table="0"/>
          <office:change-info>
            <dc:creator>niif </dc:creator>
            <dc:date>2008-12-10T11:38:11</dc:date>
          </office:change-info>
          <table:previous table:id="ct49">
            <table:change-track-table-cell office:value-type="string">
              <text:p>File </text:p>
            </table:change-track-table-cell>
          </table:previous>
        </table:cell-content-change>
        <table:cell-content-change table:id="ct51">
          <table:cell-address table:column="8" table:row="18" table:table="0"/>
          <office:change-info>
            <dc:creator>niif </dc:creator>
            <dc:date>2008-12-10T11:54:39</dc:date>
          </office:change-info>
          <table:previous table:id="ct44">
            <table:change-track-table-cell office:value-type="string">
              <text:p>File.Source</text:p>
            </table:change-track-table-cell>
          </table:previous>
        </table:cell-content-change>
        <table:cell-content-change table:id="ct52">
          <table:cell-address table:column="8" table:row="21" table:table="0"/>
          <office:change-info>
            <dc:creator>niif </dc:creator>
            <dc:date>2008-12-10T11:55:08</dc:date>
          </office:change-info>
          <table:previous table:id="ct46">
            <table:change-track-table-cell office:value-type="string">
              <text:p>File.Target</text:p>
            </table:change-track-table-cell>
          </table:previous>
        </table:cell-content-change>
        <table:cell-content-change table:id="ct53">
          <table:cell-address table:column="8" table:row="18" table:table="0"/>
          <office:change-info>
            <dc:creator>niif </dc:creator>
            <dc:date>2008-12-10T12:03:54</dc:date>
          </office:change-info>
          <table:previous table:id="ct51">
            <table:change-track-table-cell office:value-type="string">
              <text:p>File.Source, File.StagingInBaseURI</text:p>
            </table:change-track-table-cell>
          </table:previous>
        </table:cell-content-change>
        <table:cell-content-change table:id="ct54">
          <table:cell-address table:column="8" table:row="21" table:table="0"/>
          <office:change-info>
            <dc:creator>niif </dc:creator>
            <dc:date>2008-12-10T12:04:02</dc:date>
          </office:change-info>
          <table:previous table:id="ct52">
            <table:change-track-table-cell office:value-type="string">
              <text:p>File.Target, File.StagingOutBaseURI</text:p>
            </table:change-track-table-cell>
          </table:previous>
        </table:cell-content-change>
        <table:cell-content-change table:id="ct55">
          <table:cell-address table:column="8" table:row="20" table:table="0"/>
          <office:change-info>
            <dc:creator>niif </dc:creator>
            <dc:date>2008-12-10T13:02:25</dc:date>
          </office:change-info>
          <table:previous>
            <table:change-track-table-cell/>
          </table:previous>
        </table:cell-content-change>
        <table:cell-content-change table:id="ct56">
          <table:cell-address table:column="8" table:row="20" table:table="0"/>
          <office:change-info>
            <dc:creator>Gábor Szigeti</dc:creator>
            <dc:date>2008-12-10T13:04:03</dc:date>
          </office:change-info>
          <table:previous table:id="ct55">
            <table:change-track-table-cell office:value-type="string">
              <text:p>File.Target</text:p>
            </table:change-track-table-cell>
          </table:previous>
        </table:cell-content-change>
        <table:cell-content-change table:id="ct57">
          <table:cell-address table:column="8" table:row="20" table:table="0"/>
          <office:change-info>
            <dc:creator>Gábor Szigeti</dc:creator>
            <dc:date>2008-12-10T13:18:58</dc:date>
          </office:change-info>
          <table:previous table:id="ct56">
            <table:change-track-table-cell office:value-type="string">
              <text:p>File[].Target</text:p>
            </table:change-track-table-cell>
          </table:previous>
        </table:cell-content-change>
      </table:tracked-changes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1">
          <table:table-cell table:style-name="ce1" office:value-type="string" table:number-columns-spanned="5" table:number-rows-spanned="1">
            <text:p>JobDescription</text:p>
          </table:table-cell>
          <table:covered-table-cell table:number-columns-repeated="4" table:style-name="ce8"/>
          <table:table-cell table:style-name="ce19" office:value-type="string">
            <text:p>JSDL</text:p>
          </table:table-cell>
          <table:table-cell table:style-name="ce19" office:value-type="string">
            <text:p>JDL</text:p>
          </table:table-cell>
          <table:table-cell table:style-name="ce19" office:value-type="string">
            <text:p>XRSL</text:p>
          </table:table-cell>
          <table:table-cell table:style-name="ce27" office:value-type="string">
            <text:p>GIN</text:p>
          </table:table-cell>
        </table:table-row>
        <table:table-row table:style-name="ro1">
          <table:table-cell table:style-name="ce2" office:value-type="string">
            <text:p>JobDescription</text:p>
          </table:table-cell>
          <table:table-cell table:style-name="ce9" table:number-columns-repeated="4"/>
          <table:table-cell table:style-name="ce20" office:value-type="string" table:number-columns-spanned="1" table:number-rows-spanned="58">
            <text:p>Just like JobDescription</text:p>
          </table:table-cell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office:value-type="string">
            <text:p>Application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/>
          <table:table-cell office:value-type="string">
            <text:p>POSIXApplication</text:p>
          </table:table-cell>
          <table:table-cell table:number-columns-repeated="2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Executable</text:p>
          </table:table-cell>
          <table:table-cell table:style-name="ce10"/>
          <table:covered-table-cell table:style-name="ce21"/>
          <table:table-cell table:style-name="ce21" office:value-type="string">
            <text:p>executable</text:p>
          </table:table-cell>
          <table:table-cell table:style-name="ce21" office:value-type="string">
            <text:p>executable</text:p>
          </table:table-cell>
          <table:table-cell table:style-name="ce28" office:value-type="string">
            <text:p>Executabl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ttribute</text:p>
          </table:table-cell>
          <table:table-cell table:style-name="ce14"/>
          <table:covered-table-cell table:style-name="ce21"/>
          <table:table-cell table:style-name="ce21" office:value-type="string">
            <text:p>arguments</text:p>
          </table:table-cell>
          <table:table-cell table:style-name="ce21"/>
          <table:table-cell table:style-name="ce29" office:value-type="string" table:number-columns-spanned="1" table:number-rows-spanned="2">
            <text:p>Argumen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rgument</text:p>
          </table:table-cell>
          <table:table-cell table:style-name="ce14"/>
          <table:covered-table-cell table:style-name="ce21"/>
          <table:table-cell table:style-name="ce21"/>
          <table:table-cell table:style-name="ce21" office:value-type="string">
            <text:p>arguments</text:p>
          </table:table-cell>
          <table:covered-table-cell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nput</text:p>
          </table:table-cell>
          <table:table-cell table:style-name="ce14"/>
          <table:covered-table-cell table:style-name="ce21"/>
          <table:table-cell table:style-name="ce21" office:value-type="string">
            <text:p>stdinput</text:p>
          </table:table-cell>
          <table:table-cell table:style-name="ce21" office:value-type="string">
            <text:p>stdin</text:p>
          </table:table-cell>
          <table:table-cell table:style-name="ce28" office:value-type="string">
            <text:p>Inpu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Output</text:p>
          </table:table-cell>
          <table:table-cell table:style-name="ce14"/>
          <table:covered-table-cell table:style-name="ce21"/>
          <table:table-cell table:style-name="ce21" office:value-type="string">
            <text:p>stdoutput</text:p>
          </table:table-cell>
          <table:table-cell table:style-name="ce21" office:value-type="string">
            <text:p>stdout</text:p>
          </table:table-cell>
          <table:table-cell table:style-name="ce28" office:value-type="string">
            <text:p>Outpu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Error</text:p>
          </table:table-cell>
          <table:table-cell table:style-name="ce14"/>
          <table:covered-table-cell table:style-name="ce21"/>
          <table:table-cell table:style-name="ce21" office:value-type="string">
            <text:p>stderror</text:p>
          </table:table-cell>
          <table:table-cell table:style-name="ce21" office:value-type="string">
            <text:p>stderr</text:p>
          </table:table-cell>
          <table:table-cell table:style-name="ce28" office:value-type="string">
            <text:p>Error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CPUTimeLimit</text:p>
          </table:table-cell>
          <table:table-cell table:style-name="ce14"/>
          <table:covered-table-cell table:style-name="ce21"/>
          <table:table-cell table:style-name="ce21"/>
          <table:table-cell table:style-name="ce21" office:value-type="string">
            <text:p>cputime</text:p>
          </table:table-cell>
          <table:table-cell table:style-name="ce28" office:value-type="string">
            <text:p>TotalCPU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WallTimeLimit</text:p>
          </table:table-cell>
          <table:table-cell table:style-name="ce14"/>
          <table:covered-table-cell table:style-name="ce21"/>
          <table:table-cell table:style-name="ce21"/>
          <table:table-cell table:style-name="ce21" office:value-type="string">
            <text:p>walltime</text:p>
          </table:table-cell>
          <table:table-cell table:style-name="ce28" office:value-type="string">
            <text:p>TotalWallTime</text:p>
          </table:table-cell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>
            <text:p>MemoryLimit</text:p>
          </table:table-cell>
          <table:table-cell table:style-name="ce14"/>
          <table:covered-table-cell table:style-name="ce21"/>
          <table:table-cell table:style-name="ce21"/>
          <table:table-cell table:style-name="ce21" office:value-type="string">
            <text:p>memory</text:p>
          </table:table-cell>
          <table:table-cell table:style-name="ce28" office:value-type="string">
            <text:p>IndividualPhysicalMemory</text:p>
          </table:table-cell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>
            <text:p>Environment</text:p>
          </table:table-cell>
          <table:table-cell table:style-name="ce9"/>
          <table:covered-table-cell table:style-name="ce21"/>
          <table:table-cell table:style-name="ce25" office:value-type="string" table:number-columns-spanned="1" table:number-rows-spanned="2">
            <text:p>environment</text:p>
          </table:table-cell>
          <table:table-cell table:style-name="ce25" office:value-type="string" table:number-columns-spanned="1" table:number-rows-spanned="2">
            <text:p>environment</text:p>
          </table:table-cell>
          <table:table-cell table:style-name="ce29" office:value-type="string" table:number-columns-spanned="1" table:number-rows-spanned="2">
            <text:p>Environment</text:p>
          </table:table-cell>
        </table:table-row>
        <table:table-row table:style-name="ro1">
          <table:table-cell table:style-name="ce4"/>
          <table:table-cell table:style-name="ce10" table:number-columns-repeated="3"/>
          <table:table-cell table:style-name="ce10" office:value-type="string">
            <text:p>name</text:p>
          </table:table-cell>
          <table:covered-table-cell table:number-columns-repeated="3" table:style-name="ce21"/>
          <table:covered-table-cell table:style-name="ce28"/>
        </table:table-row>
        <table:table-row table:style-name="ro1">
          <table:table-cell table:style-name="ce3"/>
          <table:table-cell office:value-type="string">
            <text:p>DataStaging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FileName</text:p>
          </table:table-cell>
          <table:table-cell table:style-name="ce11"/>
          <table:table-cell table:style-name="ce14"/>
          <table:covered-table-cell table:style-name="ce21"/>
          <table:table-cell table:style-name="ce26" office:value-type="string">
            <text:p>inputsandbox,outputsandbox</text:p>
          </table:table-cell>
          <table:table-cell table:style-name="ce21"/>
          <table:table-cell table:style-name="ce28" office:value-type="string">
            <text:p>File.Name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string">
            <text:p>Source</text:p>
          </table:table-cell>
          <table:table-cell/>
          <table:covered-table-cell table:style-name="ce21"/>
          <table:table-cell table:style-name="ce21" table:number-columns-repeated="2"/>
          <table:table-cell table:style-name="ce28"/>
        </table:table-row>
        <table:table-row table:style-name="ro2">
          <table:table-cell table:style-name="ce3"/>
          <table:table-cell table:number-columns-repeated="3"/>
          <table:table-cell office:value-type="string">
            <text:p>URI</text:p>
          </table:table-cell>
          <table:covered-table-cell table:style-name="ce21"/>
          <table:table-cell table:style-name="ce26" office:value-type="string">
            <text:p>inputsandbox, inputsandboxbaseuri</text:p>
          </table:table-cell>
          <table:table-cell table:style-name="ce21" office:value-type="string">
            <text:p>inputfiles</text:p>
          </table:table-cell>
          <table:table-cell table:style-name="ce28" office:value-type="string">
            <text:p>File.Source, StagingInBaseURI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sExecutable = true</text:p>
          </table:table-cell>
          <table:table-cell table:style-name="ce14"/>
          <table:covered-table-cell table:style-name="ce21"/>
          <table:table-cell table:style-name="ce21"/>
          <table:table-cell table:style-name="ce21" office:value-type="string">
            <text:p>executables</text:p>
          </table:table-cell>
          <table:table-cell table:style-name="ce28" office:value-type="string">
            <text:p>File </text:p>
          </table:table-cell>
        </table:table-row>
        <table:table-row table:style-name="ro2">
          <table:table-cell table:style-name="ce3"/>
          <table:table-cell table:number-columns-repeated="2"/>
          <table:table-cell office:value-type="string">
            <text:p>Target</text:p>
          </table:table-cell>
          <table:table-cell/>
          <table:covered-table-cell table:style-name="ce21"/>
          <table:table-cell table:style-name="ce26" office:value-type="string">
            <text:p>outputsandboxdesturi</text:p>
          </table:table-cell>
          <table:table-cell table:style-name="ce21"/>
          <table:table-cell table:style-name="ce28" office:value-type="string">
            <text:p>File[].Target.URI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URI</text:p>
          </table:table-cell>
          <table:covered-table-cell table:style-name="ce21"/>
          <table:table-cell table:style-name="ce26" office:value-type="string">
            <text:p>outputsandbox, outputsandboxbaseuri</text:p>
          </table:table-cell>
          <table:table-cell table:style-name="ce21" office:value-type="string">
            <text:p>outputfiles</text:p>
          </table:table-cell>
          <table:table-cell table:style-name="ce28" office:value-type="string">
            <text:p>File.Target, StagingOutBaseURI</text:p>
          </table:table-cell>
        </table:table-row>
        <table:table-row table:style-name="ro1">
          <table:table-cell table:style-name="ce3"/>
          <table:table-cell office:value-type="string">
            <text:p>Resources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/>
          <table:table-cell office:value-type="string">
            <text:p>CandidateTarget</text:p>
          </table:table-cell>
          <table:table-cell table:number-columns-repeated="2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table:number-columns-repeated="2"/>
          <table:table-cell office:value-type="string">
            <text:p>QueueName</text:p>
          </table:table-cell>
          <table:table-cell/>
          <table:covered-table-cell table:style-name="ce21"/>
          <table:table-cell table:style-name="ce21" office:value-type="string">
            <text:p>queuename</text:p>
          </table:table-cell>
          <table:table-cell table:style-name="ce21" office:value-type="string">
            <text:p>queue</text:p>
          </table:table-cell>
          <table:table-cell table:style-name="ce28" office:value-type="string">
            <text:p>QueueName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SessionLifeTime</text:p>
          </table:table-cell>
          <table:table-cell table:style-name="ce11"/>
          <table:table-cell table:style-name="ce14"/>
          <table:covered-table-cell table:style-name="ce21"/>
          <table:table-cell table:style-name="ce21" office:value-type="string">
            <text:p>expirytime</text:p>
          </table:table-cell>
          <table:table-cell table:style-name="ce21" office:value-type="string">
            <text:p>lifetime</text:p>
          </table:table-cell>
          <table:table-cell table:style-name="ce28" office:value-type="string">
            <text:p>SessionLifeTime</text:p>
          </table:table-cell>
        </table:table-row>
        <table:table-row table:style-name="ro1">
          <table:table-cell table:style-name="ce3"/>
          <table:table-cell/>
          <table:table-cell office:value-type="string">
            <text:p>FileSystem</text:p>
          </table:table-cell>
          <table:table-cell table:number-columns-repeated="2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table:number-columns-repeated="2"/>
          <table:table-cell office:value-type="string">
            <text:p>DiskSpace</text:p>
          </table:table-cell>
          <table:table-cell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table:number-columns-repeated="3"/>
          <table:table-cell office:value-type="string">
            <text:p>LowerBoundedRange</text:p>
          </table:table-cell>
          <table:covered-table-cell table:style-name="ce21"/>
          <table:table-cell table:style-name="ce21"/>
          <table:table-cell table:style-name="ce21" office:value-type="string">
            <text:p>disk</text:p>
          </table:table-cell>
          <table:table-cell table:style-name="ce28" office:value-type="string">
            <text:p>DiskSpace</text:p>
          </table:table-cell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RunTimeEnvironment</text:p>
          </table:table-cell>
          <table:table-cell table:style-name="ce11"/>
          <table:table-cell table:style-name="ce14"/>
          <table:covered-table-cell table:style-name="ce21"/>
          <table:table-cell table:style-name="ce21"/>
          <table:table-cell table:style-name="ce21" office:value-type="string">
            <text:p>runtimeenvironment</text:p>
          </table:table-cell>
          <table:table-cell table:style-name="ce28" office:value-type="string">
            <text:p>RunTimeEnvironment.Name</text:p>
          </table:table-cell>
        </table:table-row>
        <table:table-row table:style-name="ro1">
          <table:table-cell table:style-name="ce3"/>
          <table:table-cell/>
          <table:table-cell office:value-type="string">
            <text:p>Middleware</text:p>
          </table:table-cell>
          <table:table-cell table:number-columns-repeated="2"/>
          <table:covered-table-cell table:style-name="ce21"/>
          <table:table-cell table:style-name="ce21"/>
          <table:table-cell table:style-name="ce21" office:value-type="string">
            <text:p>middleware</text:p>
          </table:table-cell>
          <table:table-cell table:style-name="ce28"/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OperatingSystem</text:p>
          </table:table-cell>
          <table:table-cell table:style-name="ce9"/>
          <table:table-cell table:style-name="ce15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table:number-columns-repeated="2"/>
          <table:table-cell office:value-type="string">
            <text:p>OperatingSystemType</text:p>
          </table:table-cell>
          <table:table-cell table:style-name="ce16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4"/>
          <table:table-cell table:style-name="ce10" table:number-columns-repeated="3"/>
          <table:table-cell table:style-name="ce17" office:value-type="string">
            <text:p>OperatingSystemName</text:p>
          </table:table-cell>
          <table:covered-table-cell table:style-name="ce21"/>
          <table:table-cell table:style-name="ce21"/>
          <table:table-cell table:style-name="ce21" office:value-type="string">
            <text:p>opsys</text:p>
          </table:table-cell>
          <table:table-cell table:style-name="ce28" office:value-type="string">
            <text:p>OSName</text:p>
          </table:table-cell>
        </table:table-row>
        <table:table-row table:style-name="ro1">
          <table:table-cell table:style-name="ce3"/>
          <table:table-cell/>
          <table:table-cell office:value-type="string">
            <text:p>CPUArchitecture</text:p>
          </table:table-cell>
          <table:table-cell table:number-columns-repeated="2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table:number-columns-repeated="2"/>
          <table:table-cell office:value-type="string">
            <text:p>CPUArchitectureName</text:p>
          </table:table-cell>
          <table:table-cell/>
          <table:covered-table-cell table:style-name="ce21"/>
          <table:table-cell table:style-name="ce21"/>
          <table:table-cell table:style-name="ce21" office:value-type="string">
            <text:p>architecture</text:p>
          </table:table-cell>
          <table:table-cell table:style-name="ce28" office:value-type="string">
            <text:p>Platform</text:p>
          </table:table-cell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TotalCPUCount</text:p>
          </table:table-cell>
          <table:table-cell table:style-name="ce9"/>
          <table:table-cell table:style-name="ce15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LowerBoundedRange</text:p>
          </table:table-cell>
          <table:table-cell table:style-name="ce17"/>
          <table:covered-table-cell table:style-name="ce21"/>
          <table:table-cell table:style-name="ce21"/>
          <table:table-cell table:style-name="ce21" office:value-type="string">
            <text:p>count</text:p>
          </table:table-cell>
          <table:table-cell table:style-name="ce28" office:value-type="string">
            <text:p>ProcessPerHost</text:p>
          </table:table-cell>
        </table:table-row>
        <table:table-row table:style-name="ro1">
          <table:table-cell table:style-name="ce3"/>
          <table:table-cell table:number-columns-repeated="4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 table:number-columns-repeated="4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5"/>
          <table:table-cell table:style-name="ce11" office:value-type="string">
            <text:p>ProcessingStartTime</text:p>
          </table:table-cell>
          <table:table-cell table:style-name="ce11" table:number-columns-repeated="2"/>
          <table:table-cell table:style-name="ce14"/>
          <table:covered-table-cell table:style-name="ce21"/>
          <table:table-cell table:style-name="ce21"/>
          <table:table-cell table:style-name="ce21" office:value-type="string">
            <text:p>starttime</text:p>
          </table:table-cell>
          <table:table-cell table:style-name="ce28" office:value-type="string">
            <text:p>ProcessingStartTime</text:p>
          </table:table-cell>
        </table:table-row>
        <table:table-row table:style-name="ro1">
          <table:table-cell table:style-name="ce5"/>
          <table:table-cell table:style-name="ce11" office:value-type="string">
            <text:p>JoinOutputs</text:p>
          </table:table-cell>
          <table:table-cell table:style-name="ce11" table:number-columns-repeated="2"/>
          <table:table-cell table:style-name="ce14"/>
          <table:covered-table-cell table:style-name="ce21"/>
          <table:table-cell table:style-name="ce21"/>
          <table:table-cell table:style-name="ce21" office:value-type="string">
            <text:p>join</text:p>
          </table:table-cell>
          <table:table-cell table:style-name="ce28" office:value-type="string">
            <text:p>Join</text:p>
          </table:table-cell>
        </table:table-row>
        <table:table-row table:style-name="ro1">
          <table:table-cell table:style-name="ce3"/>
          <table:table-cell office:value-type="string">
            <text:p>LocalLogging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/>
          <table:table-cell office:value-type="string">
            <text:p>Directory</text:p>
          </table:table-cell>
          <table:table-cell table:number-columns-repeated="2"/>
          <table:covered-table-cell table:style-name="ce21"/>
          <table:table-cell table:style-name="ce21"/>
          <table:table-cell table:style-name="ce21" office:value-type="string">
            <text:p>gmlog</text:p>
          </table:table-cell>
          <table:table-cell table:style-name="ce28" office:value-type="string">
            <text:p>LogDir</text:p>
          </table:table-cell>
        </table:table-row>
        <table:table-row table:style-name="ro1">
          <table:table-cell table:style-name="ce2"/>
          <table:table-cell table:style-name="ce9" office:value-type="string">
            <text:p>JobIdentification</text:p>
          </table:table-cell>
          <table:table-cell table:style-name="ce9" table:number-columns-repeated="2"/>
          <table:table-cell table:style-name="ce15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JobName</text:p>
          </table:table-cell>
          <table:table-cell table:style-name="ce10"/>
          <table:table-cell table:style-name="ce17"/>
          <table:covered-table-cell table:style-name="ce21"/>
          <table:table-cell table:style-name="ce21"/>
          <table:table-cell table:style-name="ce21" office:value-type="string">
            <text:p>jobname</text:p>
          </table:table-cell>
          <table:table-cell table:style-name="ce28" office:value-type="string">
            <text:p>JobName</text:p>
          </table:table-cell>
        </table:table-row>
        <table:table-row table:style-name="ro1">
          <table:table-cell table:style-name="ce3"/>
          <table:table-cell office:value-type="string">
            <text:p>AccessControl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/>
          <table:table-cell office:value-type="string">
            <text:p>Type (= "GACL")</text:p>
          </table:table-cell>
          <table:table-cell table:number-columns-repeated="2"/>
          <table:covered-table-cell table:style-name="ce21"/>
          <table:table-cell table:style-name="ce21"/>
          <table:table-cell table:style-name="ce25" office:value-type="string" table:number-columns-spanned="1" table:number-rows-spanned="2">
            <text:p>acl</text:p>
          </table:table-cell>
          <table:table-cell table:style-name="ce29" office:value-type="string" table:number-columns-spanned="1" table:number-rows-spanned="2">
            <text:p>AccessControl</text:p>
          </table:table-cell>
        </table:table-row>
        <table:table-row table:style-name="ro1">
          <table:table-cell table:style-name="ce3"/>
          <table:table-cell/>
          <table:table-cell office:value-type="string">
            <text:p>Content</text:p>
          </table:table-cell>
          <table:table-cell table:number-columns-repeated="2"/>
          <table:covered-table-cell table:style-name="ce21"/>
          <table:table-cell table:style-name="ce21"/>
          <table:covered-table-cell table:style-name="ce21"/>
          <table:covered-table-cell table:style-name="ce28" office:value-type="string">
            <text:p>AccessControl</text:p>
          </table:covered-table-cell>
        </table:table-row>
        <table:table-row table:style-name="ro1">
          <table:table-cell table:style-name="ce2"/>
          <table:table-cell table:style-name="ce9" office:value-type="string">
            <text:p>CandidateTarget</text:p>
          </table:table-cell>
          <table:table-cell table:style-name="ce9" table:number-columns-repeated="2"/>
          <table:table-cell table:style-name="ce15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HostName</text:p>
          </table:table-cell>
          <table:table-cell table:style-name="ce10"/>
          <table:table-cell table:style-name="ce17"/>
          <table:covered-table-cell table:style-name="ce21"/>
          <table:table-cell table:style-name="ce21"/>
          <table:table-cell table:style-name="ce21" office:value-type="string">
            <text:p>cluster</text:p>
          </table:table-cell>
          <table:table-cell table:style-name="ce28"/>
        </table:table-row>
        <table:table-row table:style-name="ro1">
          <table:table-cell table:style-name="ce3"/>
          <table:table-cell office:value-type="string">
            <text:p>Notify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/>
          <table:table-cell office:value-type="string">
            <text:p>Type (= "Email")</text:p>
          </table:table-cell>
          <table:table-cell table:number-columns-repeated="2"/>
          <table:covered-table-cell table:style-name="ce21"/>
          <table:table-cell table:style-name="ce21"/>
          <table:table-cell table:style-name="ce21" office:value-type="string">
            <text:p>notify</text:p>
          </table:table-cell>
          <table:table-cell table:style-name="ce28" office:value-type="string">
            <text:p>Notification</text:p>
          </table:table-cell>
        </table:table-row>
        <table:table-row table:style-name="ro2">
          <table:table-cell table:style-name="ce5"/>
          <table:table-cell table:style-name="ce11" office:value-type="string">
            <text:p>Reruns</text:p>
          </table:table-cell>
          <table:table-cell table:style-name="ce11" table:number-columns-repeated="2"/>
          <table:table-cell table:style-name="ce14"/>
          <table:covered-table-cell table:style-name="ce21"/>
          <table:table-cell table:style-name="ce26" office:value-type="string">
            <text:p>retrycount, shallowretrycount</text:p>
          </table:table-cell>
          <table:table-cell table:style-name="ce21" office:value-type="string">
            <text:p>rerun</text:p>
          </table:table-cell>
          <table:table-cell table:style-name="ce28" office:value-type="string">
            <text:p>LRMSReRun</text:p>
          </table:table-cell>
        </table:table-row>
        <table:table-row table:style-name="ro1">
          <table:table-cell table:style-name="ce3"/>
          <table:table-cell office:value-type="string">
            <text:p>RemoteLogging</text:p>
          </table:table-cell>
          <table:table-cell table:number-columns-repeated="3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3"/>
          <table:table-cell/>
          <table:table-cell office:value-type="string">
            <text:p>URL</text:p>
          </table:table-cell>
          <table:table-cell table:number-columns-repeated="2"/>
          <table:covered-table-cell table:style-name="ce21"/>
          <table:table-cell table:style-name="ce21"/>
          <table:table-cell table:style-name="ce21" office:value-type="string">
            <text:p>jobreport</text:p>
          </table:table-cell>
          <table:table-cell table:style-name="ce28" office:value-type="string">
            <text:p>RemoteLogging</text:p>
          </table:table-cell>
        </table:table-row>
        <table:table-row table:style-name="ro1">
          <table:table-cell table:style-name="ce2"/>
          <table:table-cell table:style-name="ce9" office:value-type="string">
            <text:p>CredentialServer</text:p>
          </table:table-cell>
          <table:table-cell table:style-name="ce9" table:number-columns-repeated="2"/>
          <table:table-cell table:style-name="ce15"/>
          <table:covered-table-cell table:style-name="ce21"/>
          <table:table-cell table:style-name="ce21" table:number-columns-repeated="2"/>
          <table:table-cell table:style-name="ce28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URL</text:p>
          </table:table-cell>
          <table:table-cell table:style-name="ce10"/>
          <table:table-cell table:style-name="ce17"/>
          <table:covered-table-cell table:style-name="ce21"/>
          <table:table-cell table:style-name="ce21" office:value-type="string">
            <text:p>myproxyserver</text:p>
          </table:table-cell>
          <table:table-cell table:style-name="ce21" office:value-type="string">
            <text:p>credentialserver</text:p>
          </table:table-cell>
          <table:table-cell table:style-name="ce28" office:value-type="string">
            <text:p>CredentialService</text:p>
          </table:table-cell>
        </table:table-row>
        <table:table-row table:style-name="ro1">
          <table:table-cell table:style-name="ce3"/>
          <table:table-cell table:number-columns-repeated="4"/>
          <table:covered-table-cell table:style-name="ce21"/>
          <table:table-cell table:style-name="ce21" table:number-columns-repeated="2"/>
          <table:table-cell table:style-name="ce31"/>
        </table:table-row>
        <table:table-row table:style-name="ro1">
          <table:table-cell table:style-name="ce6" office:value-type="string">
            <text:p>XRS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8"/>
        </table:table-row>
        <table:table-row table:style-name="ro2">
          <table:table-cell table:style-name="ce3"/>
          <table:table-cell office:value-type="string">
            <text:p>Cache</text:p>
          </table:table-cell>
          <table:table-cell table:number-columns-repeated="3"/>
          <table:table-cell table:style-name="ce21" table:number-columns-repeated="2"/>
          <table:table-cell table:style-name="ce21" office:value-type="string">
            <text:p>cache</text:p>
          </table:table-cell>
          <table:table-cell table:style-name="ce28" office:value-type="string">
            <text:p>File[].DownloadToCache</text:p>
          </table:table-cell>
        </table:table-row>
        <table:table-row table:style-name="ro2">
          <table:table-cell table:style-name="ce5"/>
          <table:table-cell table:style-name="ce11" office:value-type="string">
            <text:p>Benchmarks</text:p>
          </table:table-cell>
          <table:table-cell table:style-name="ce11" table:number-columns-repeated="2"/>
          <table:table-cell table:style-name="ce14"/>
          <table:table-cell table:style-name="ce21" table:number-columns-repeated="2"/>
          <table:table-cell table:style-name="ce21" office:value-type="string">
            <text:p>benchmarks</text:p>
          </table:table-cell>
          <table:table-cell table:style-name="ce28" office:value-type="string">
            <text:p>ReferenceTime.benchmark_attribute</text:p>
          </table:table-cell>
        </table:table-row>
        <table:table-row table:style-name="ro1">
          <table:table-cell table:style-name="ce5"/>
          <table:table-cell table:style-name="ce11" office:value-type="string">
            <text:p>FTPThreads</text:p>
          </table:table-cell>
          <table:table-cell table:style-name="ce11" table:number-columns-repeated="2"/>
          <table:table-cell table:style-name="ce14"/>
          <table:table-cell table:style-name="ce21" table:number-columns-repeated="2"/>
          <table:table-cell table:style-name="ce21" office:value-type="string">
            <text:p>ftpthreads</text:p>
          </table:table-cell>
          <table:table-cell table:style-name="ce28"/>
        </table:table-row>
        <table:table-row table:style-name="ro1">
          <table:table-cell table:style-name="ce5"/>
          <table:table-cell table:style-name="ce11" office:value-type="string">
            <text:p>ReplicaCollection</text:p>
          </table:table-cell>
          <table:table-cell table:style-name="ce11" table:number-columns-repeated="2"/>
          <table:table-cell table:style-name="ce14"/>
          <table:table-cell table:style-name="ce21" table:number-columns-repeated="2"/>
          <table:table-cell table:style-name="ce21" office:value-type="string">
            <text:p>replicacollection</text:p>
          </table:table-cell>
          <table:table-cell table:style-name="ce28"/>
        </table:table-row>
        <table:table-row table:style-name="ro1">
          <table:table-cell table:style-name="ce5"/>
          <table:table-cell table:style-name="ce11" office:value-type="string">
            <text:p>NodeAccess</text:p>
          </table:table-cell>
          <table:table-cell table:style-name="ce11" table:number-columns-repeated="2"/>
          <table:table-cell table:style-name="ce14"/>
          <table:table-cell table:style-name="ce21" table:number-columns-repeated="2"/>
          <table:table-cell table:style-name="ce21" office:value-type="string">
            <text:p>nodeaccess</text:p>
          </table:table-cell>
          <table:table-cell table:style-name="ce28"/>
        </table:table-row>
        <table:table-row table:style-name="ro1">
          <table:table-cell table:style-name="ce5"/>
          <table:table-cell table:style-name="ce11" office:value-type="string">
            <text:p>DryRun</text:p>
          </table:table-cell>
          <table:table-cell table:style-name="ce11" table:number-columns-repeated="2"/>
          <table:table-cell table:style-name="ce14"/>
          <table:table-cell table:style-name="ce21" table:number-columns-repeated="2"/>
          <table:table-cell table:style-name="ce21" office:value-type="string">
            <text:p>dryrun</text:p>
          </table:table-cell>
          <table:table-cell table:style-name="ce28"/>
        </table:table-row>
        <table:table-row table:style-name="ro1">
          <table:table-cell table:style-name="ce5"/>
          <table:table-cell table:style-name="ce11" office:value-type="string">
            <text:p>RSLSubstitution</text:p>
          </table:table-cell>
          <table:table-cell table:style-name="ce11" table:number-columns-repeated="2"/>
          <table:table-cell table:style-name="ce14"/>
          <table:table-cell table:style-name="ce21" table:number-columns-repeated="2"/>
          <table:table-cell table:style-name="ce21" office:value-type="string">
            <text:p>rsl_substitution</text:p>
          </table:table-cell>
          <table:table-cell table:style-name="ce28"/>
        </table:table-row>
        <table:table-row table:style-name="ro1">
          <table:table-cell table:style-name="ce5"/>
          <table:table-cell table:style-name="ce11" office:value-type="string">
            <text:p>GridTime</text:p>
          </table:table-cell>
          <table:table-cell table:style-name="ce11" table:number-columns-repeated="2"/>
          <table:table-cell table:style-name="ce14"/>
          <table:table-cell table:style-name="ce23"/>
          <table:table-cell table:style-name="ce21"/>
          <table:table-cell table:style-name="ce21" office:value-type="string">
            <text:p>gridtime</text:p>
          </table:table-cell>
          <table:table-cell table:style-name="ce28" office:value-type="string">
            <text:p>ReferenceTime.value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21" table:number-columns-repeated="3"/>
          <table:table-cell table:style-name="ce31"/>
        </table:table-row>
        <table:table-row table:style-name="ro1">
          <table:table-cell table:style-name="ce6" office:value-type="string">
            <text:p>JD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8"/>
        </table:table-row>
        <table:table-row table:style-name="ro1">
          <table:table-cell table:style-name="ce3"/>
          <table:table-cell office:value-type="string">
            <text:p>BatchSystem</text:p>
          </table:table-cell>
          <table:table-cell table:number-columns-repeated="3"/>
          <table:table-cell table:style-name="ce21"/>
          <table:table-cell table:style-name="ce21" office:value-type="string">
            <text:p>batchsystem</text:p>
          </table:table-cell>
          <table:table-cell table:style-name="ce21"/>
          <table:table-cell table:style-name="ce28"/>
        </table:table-row>
        <table:table-row table:style-name="ro1">
          <table:table-cell table:style-name="ce2"/>
          <table:table-cell table:style-name="ce9" office:value-type="string">
            <text:p>Prologue</text:p>
          </table:table-cell>
          <table:table-cell table:style-name="ce9" table:number-columns-repeated="2"/>
          <table:table-cell table:style-name="ce15"/>
          <table:table-cell table:style-name="ce21" table:number-columns-repeated="3"/>
          <table:table-cell table:style-name="ce28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 table:style-name="ce21"/>
          <table:table-cell table:style-name="ce21" office:value-type="string">
            <text:p>prologue</text:p>
          </table:table-cell>
          <table:table-cell table:style-name="ce21"/>
          <table:table-cell table:style-name="ce29" office:value-type="string" table:number-columns-spanned="1" table:number-rows-spanned="2">
            <text:p>Prologue</text:p>
          </table:table-cell>
        </table:table-row>
        <table:table-row table:style-name="ro1">
          <table:table-cell table:style-name="ce3"/>
          <table:table-cell/>
          <table:table-cell office:value-type="string">
            <text:p>Attribute</text:p>
          </table:table-cell>
          <table:table-cell table:number-columns-repeated="2"/>
          <table:table-cell table:style-name="ce21"/>
          <table:table-cell table:style-name="ce21" office:value-type="string">
            <text:p>prologuearguments</text:p>
          </table:table-cell>
          <table:table-cell table:style-name="ce21"/>
          <table:covered-table-cell table:style-name="ce28"/>
        </table:table-row>
        <table:table-row table:style-name="ro1">
          <table:table-cell table:style-name="ce2"/>
          <table:table-cell table:style-name="ce9" office:value-type="string">
            <text:p>Epilogue</text:p>
          </table:table-cell>
          <table:table-cell table:style-name="ce9" table:number-columns-repeated="2"/>
          <table:table-cell table:style-name="ce15"/>
          <table:table-cell table:style-name="ce21" table:number-columns-repeated="3"/>
          <table:table-cell table:style-name="ce28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 table:style-name="ce21"/>
          <table:table-cell table:style-name="ce21" office:value-type="string">
            <text:p>epilogue</text:p>
          </table:table-cell>
          <table:table-cell table:style-name="ce21"/>
          <table:table-cell table:style-name="ce29" office:value-type="string" table:number-columns-spanned="1" table:number-rows-spanned="2">
            <text:p>Epilogue</text:p>
          </table:table-cell>
        </table:table-row>
        <table:table-row table:style-name="ro1">
          <table:table-cell table:style-name="ce3"/>
          <table:table-cell/>
          <table:table-cell office:value-type="string">
            <text:p>Attribute</text:p>
          </table:table-cell>
          <table:table-cell table:number-columns-repeated="2"/>
          <table:table-cell table:style-name="ce21"/>
          <table:table-cell table:style-name="ce21" office:value-type="string">
            <text:p>epiloguearguments</text:p>
          </table:table-cell>
          <table:table-cell table:style-name="ce21"/>
          <table:covered-table-cell table:style-name="ce28"/>
        </table:table-row>
        <table:table-row table:style-name="ro3">
          <table:table-cell table:style-name="ce5"/>
          <table:table-cell table:style-name="ce11" office:value-type="string">
            <text:p>ZippedISB</text:p>
          </table:table-cell>
          <table:table-cell table:style-name="ce11" table:number-columns-repeated="3"/>
          <table:table-cell table:style-name="ce21"/>
          <table:table-cell table:style-name="ce26" office:value-type="string">
            <text:p>allowzippedisb (creates the node only), zippedisb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perusalfileenable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perusaltimeinterval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perusalfiledesturi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inputdata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outputdata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storageindex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datacatalog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datarequirements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dataaccessprotocol</text:p>
          </table:table-cell>
          <table:table-cell table:style-name="ce21"/>
          <table:table-cell table:style-name="ce28"/>
        </table:table-row>
        <table:table-row table:style-name="ro1">
          <table:table-cell table:style-name="ce2"/>
          <table:table-cell table:style-name="ce9" office:value-type="string">
            <text:p>VirtualOrganisation</text:p>
          </table:table-cell>
          <table:table-cell table:style-name="ce9" table:number-columns-repeated="2"/>
          <table:table-cell table:style-name="ce15"/>
          <table:table-cell table:style-name="ce21"/>
          <table:table-cell table:style-name="ce21" office:value-type="string">
            <text:p>virtualorganisation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lbaddress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hlrlocation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jobprovenance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nodenumber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jobsteps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currentstep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jobstate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listenerport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listenerhost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listenerpipename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requirements</text:p>
          </table:table-cell>
          <table:table-cell table:style-name="ce21"/>
          <table:table-cell table:style-name="ce28"/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rank</text:p>
          </table:table-cell>
          <table:table-cell table:style-name="ce21"/>
          <table:table-cell table:style-name="ce28" office:value-type="string">
            <text:p>Rank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21"/>
          <table:table-cell table:style-name="ce21" office:value-type="string">
            <text:p>fuzzyrank</text:p>
          </table:table-cell>
          <table:table-cell table:style-name="ce21"/>
          <table:table-cell table:style-name="ce28" office:value-type="string">
            <text:p>FuzzyRank</text:p>
          </table:table-cell>
        </table:table-row>
        <table:table-row table:style-name="ro1">
          <table:table-cell table:style-name="ce7"/>
          <table:table-cell table:style-name="ce13" table:number-columns-repeated="4"/>
          <table:table-cell table:style-name="ce24"/>
          <table:table-cell table:style-name="ce24" office:value-type="string">
            <text:p>usertags</text:p>
          </table:table-cell>
          <table:table-cell table:style-name="ce24"/>
          <table:table-cell table:style-name="ce31" office:value-type="string">
            <text:p>UserTag</text:p>
          </table:table-cell>
        </table:table-row>
        <table:table-row table:style-name="ro1" table:number-rows-repeated="654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0">2008.12.10</text:date>, <text:time>14:19:0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niif</meta:initial-creator>
    <meta:creation-date>2008-11-03T10:25:32</meta:creation-date>
    <dc:creator>Gábor Szigeti</dc:creator>
    <dc:date>2008-12-10T14:19:03</dc:date>
    <meta:editing-cycles>63</meta:editing-cycles>
    <meta:editing-duration>PT8H51M53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201"/>
  </office:meta>
</office:document-meta>
</file>